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1" style:family="table-row">
      <style:table-row-properties style:min-row-height="2.0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993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b30c2" officeooo:paragraph-rsid="000b30c2"/>
    </style:style>
    <style:style style:name="P2" style:family="paragraph" style:parent-style-name="Table_20_Contents" style:list-style-name="L1">
      <style:paragraph-properties fo:text-align="start" style:justify-single-word="false"/>
      <style:text-properties officeooo:rsid="000b30c2" officeooo:paragraph-rsid="000b30c2"/>
    </style:style>
    <style:style style:name="P3" style:family="paragraph" style:parent-style-name="Table_20_Contents" style:list-style-name="L2">
      <style:paragraph-properties fo:text-align="start" style:justify-single-word="false"/>
      <style:text-properties officeooo:rsid="000c2a64" officeooo:paragraph-rsid="000c2a64"/>
    </style:style>
    <style:style style:name="P4" style:family="paragraph" style:parent-style-name="Table_20_Contents" style:list-style-name="L3">
      <style:paragraph-properties fo:text-align="start" style:justify-single-word="false"/>
      <style:text-properties officeooo:rsid="000c2a64" officeooo:paragraph-rsid="000c2a64"/>
    </style:style>
    <style:style style:name="P5" style:family="paragraph" style:parent-style-name="Table_20_Contents" style:list-style-name="L1">
      <style:paragraph-properties fo:text-align="start" style:justify-single-word="false"/>
      <style:text-properties officeooo:rsid="000c3556" officeooo:paragraph-rsid="000c3556"/>
    </style:style>
    <style:style style:name="P6" style:family="paragraph" style:parent-style-name="Table_20_Contents" style:list-style-name="L2">
      <style:paragraph-properties fo:text-align="start" style:justify-single-word="false"/>
      <style:text-properties officeooo:rsid="000c3556" officeooo:paragraph-rsid="000c3556"/>
    </style:style>
    <style:style style:name="P7" style:family="paragraph" style:parent-style-name="Table_20_Contents" style:list-style-name="L3">
      <style:paragraph-properties fo:text-align="start" style:justify-single-word="false"/>
      <style:text-properties officeooo:rsid="000c3556" officeooo:paragraph-rsid="000c3556"/>
    </style:style>
    <style:style style:name="P8" style:family="paragraph" style:parent-style-name="Table_20_Contents" style:list-style-name="L4">
      <style:paragraph-properties fo:text-align="start" style:justify-single-word="false"/>
      <style:text-properties officeooo:rsid="000d3e79" officeooo:paragraph-rsid="000d3e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1">Interesante/Relevante</text:p>
            <text:list xml:id="list2646232754" text:style-name="L1">
              <text:list-item>
                <text:p text:style-name="P2">Diseño intuitivo</text:p>
              </text:list-item>
              <text:list-item>
                <text:p text:style-name="P2">Multitud de imágenes</text:p>
              </text:list-item>
              <text:list-item>
                <text:p text:style-name="P2">Multiplataforma</text:p>
              </text:list-item>
              <text:list-item>
                <text:p text:style-name="P5">iniciativas solidarias como ofrecer alojamiento gratuito a sanitarios por la pandemia.</text:p>
              </text:list-item>
            </text:list>
          </table:table-cell>
          <table:table-cell table:style-name="Tabla1.B1" office:value-type="string">
            <text:p text:style-name="P1">Críticas Constructivas</text:p>
            <text:list xml:id="list1190229654" text:style-name="L2">
              <text:list-item>
                <text:p text:style-name="P3">Diseño muy simple y por lo tanto mejorable</text:p>
              </text:list-item>
              <text:list-item>
                <text:p text:style-name="P3">No se proporciona la dirección del alojamiento hasta unos pocos días antes de la llegada del huésped. Esto puede dificultar la planificación de su viaje.</text:p>
              </text:list-item>
              <text:list-item>
                <text:p text:style-name="P6">Convendría introducir más recomendaciones en la página principal</text:p>
              </text:list-item>
            </text:list>
          </table:table-cell>
        </table:table-row>
        <table:table-row table:style-name="Tabla1.2">
          <table:table-cell table:style-name="Tabla1.A2" office:value-type="string">
            <text:p text:style-name="P1">Preguntas a partir de la experiencia</text:p>
            <text:list xml:id="list4117566639" text:style-name="L4">
              <text:list-item>
                <text:p text:style-name="P8">¿Cómo podemos convencer a los usuarios para que se descarguen la app?</text:p>
              </text:list-item>
              <text:list-item>
                <text:p text:style-name="P8">¿Cómo convencemos al usuario de que nuestra web es la mejor en el sector?</text:p>
              </text:list-item>
              <text:list-item>
                <text:p text:style-name="P8">¿Se debe de tratar de impactar al usuario o de ofrecerle un diseño sencillo y amigable?</text:p>
              </text:list-item>
            </text:list>
          </table:table-cell>
          <table:table-cell table:style-name="Tabla1.B2" office:value-type="string">
            <text:p text:style-name="P1">Nuevas Ideas</text:p>
            <text:list xml:id="list3372213672" text:style-name="L3">
              <text:list-item>
                <text:p text:style-name="P4">Mostrar distancias en el mapa de alojamientos</text:p>
              </text:list-item>
              <text:list-item>
                <text:p text:style-name="P7">Agregar plush (notificaciones de nuevos alojamientos o bajadas de precio en búsquedas recientes)</text:p>
              </text:list-item>
              <text:list-item>
                <text:p text:style-name="P7">Introducir pago en efectivo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2:04:44.860597491</meta:creation-date>
    <dc:date>2020-04-02T12:48:01.148088759</dc:date>
    <meta:editing-duration>PT6M50S</meta:editing-duration>
    <meta:editing-cycles>1</meta:editing-cycles>
    <meta:document-statistic meta:table-count="1" meta:image-count="0" meta:object-count="0" meta:page-count="1" meta:paragraph-count="17" meta:word-count="148" meta:character-count="897" meta:non-whitespace-character-count="779"/>
    <meta:generator>LibreOffice/6.0.7.3$Linux_X86_64 LibreOffice_project/00m0$Build-3</meta:generator>
  </office:meta>
</office:document-meta>
</file>